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f66c" officeooo:paragraph-rsid="000bf66c"/>
    </style:style>
    <style:style style:name="P2" style:family="paragraph" style:parent-style-name="Standard">
      <style:text-properties officeooo:rsid="000d0954" officeooo:paragraph-rsid="000d0954"/>
    </style:style>
    <style:style style:name="T1" style:family="text">
      <style:text-properties officeooo:rsid="000d09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dd<text:span text:style-name="T1">g</text:span></text:p>
      <text:p text:style-name="P2">gfdgf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5T18:01:58.977000000</dc:date>
    <meta:editing-duration>PT5S</meta:editing-duration>
    <meta:editing-cycles>2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2" meta:word-count="2" meta:character-count="10" meta:non-whitespace-character-count="10"/>
  </office:meta>
</office:document-meta>
</file>